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82a" officeooo:paragraph-rsid="000728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dép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25:10.360871984</meta:creation-date>
    <dc:date>2020-10-14T09:26:11.992210830</dc:date>
    <meta:editing-duration>PT1M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5.2$Linux_X86_64 LibreOffice_project/40$Build-2</meta:generator>
  </office:meta>
</office:document-meta>
</file>